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52" calcext:value-type="float">
            <text:p>110.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52" calcext:value-type="float">
            <text:p>110.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944" calcext:value-type="float">
            <text:p>109.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032" calcext:value-type="float">
            <text:p>109.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272" calcext:value-type="float">
            <text:p>109.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032" calcext:value-type="float">
            <text:p>109.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032" calcext:value-type="float">
            <text:p>109.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272" calcext:value-type="float">
            <text:p>109.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648" calcext:value-type="float">
            <text:p>108.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784" calcext:value-type="float">
            <text:p>108.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552" calcext:value-type="float">
            <text:p>108.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736" calcext:value-type="float">
            <text:p>108.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544" calcext:value-type="float">
            <text:p>108.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592" calcext:value-type="float">
            <text:p>108.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784" calcext:value-type="float">
            <text:p>108.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7452</text:p>
          </table:table-cell>
          <table:table-cell office:value-type="string" calcext:value-type="string">
            <text:p>Pampa NW Quad</text:p>
          </table:table-cell>
          <table:table-cell office:value-type="string" calcext:value-type="string">
            <text:p>200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688" calcext:value-type="float">
            <text:p>108.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